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100%" fo:text-align="start" style:justify-single-word="false"/>
      <style:text-properties style:font-name="DejaVu Sans Condensed1" fo:font-size="12pt" fo:font-weight="bold" officeooo:paragraph-rsid="000e8f0b" style:letter-kerning="true" style:font-size-asian="12pt" style:font-weight-asian="bold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DejaVu Sans Condensed1" fo:font-size="12pt" fo:font-weight="bold" officeooo:rsid="0019eb27" officeooo:paragraph-rsid="00467b65" style:letter-kerning="true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bold" officeooo:rsid="002936ad" officeooo:paragraph-rsid="002936a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line-height="100%" fo:orphans="2" fo:widows="2" fo:hyphenation-ladder-count="no-limit"/>
      <style:text-properties style:font-name="DejaVu Sans Condensed1" fo:font-size="12pt" fo:font-weight="normal" officeooo:rsid="00142fb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 style:list-style-name="L1">
      <style:text-properties officeooo:paragraph-rsid="00467b65"/>
    </style:style>
    <style:style style:name="P6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text-line-through-style="solid" style:text-line-through-type="single" style:font-name="DejaVu Sans Condensed1" fo:font-size="12pt" fo:font-weight="normal" officeooo:rsid="0054be01" officeooo:paragraph-rsid="0054be01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style:font-name="DejaVu Sans Condensed1" fo:font-size="12pt" fo:font-weight="bold" officeooo:rsid="001fcbf4" officeooo:paragraph-rsid="001fcbf4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bold" officeooo:rsid="001fcbf4" officeooo:paragraph-rsid="001fcbf4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officeooo:rsid="0010dfb6" officeooo:paragraph-rsid="001fcbf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1fcbf4" officeooo:paragraph-rsid="001fcbf4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paragraph-rsid="001fcbf4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4069f7" officeooo:paragraph-rsid="004069f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4069f7" officeooo:paragraph-rsid="00467b65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1" fo:font-size="12pt" fo:font-weight="normal" officeooo:rsid="004069f7" officeooo:paragraph-rsid="004069f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line-height="100%" fo:orphans="2" fo:widows="2" fo:hyphenation-ladder-count="no-limit"/>
      <style:text-properties style:font-name="DejaVu Sans Condensed1" fo:font-size="12pt" fo:font-weight="normal" officeooo:rsid="003e8824" officeooo:paragraph-rsid="005a25bf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3">
      <style:paragraph-properties fo:margin-top="0in" fo:margin-bottom="0in" style:contextual-spacing="false" fo:line-height="100%" fo:orphans="2" fo:widows="2" fo:hyphenation-ladder-count="no-limit"/>
      <style:text-properties style:font-name="DejaVu Sans Condensed1" fo:font-size="12pt" fo:font-weight="normal" officeooo:rsid="003e8824" officeooo:paragraph-rsid="005a25bf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3">
      <style:paragraph-properties fo:margin-top="0in" fo:margin-bottom="0in" style:contextual-spacing="false" fo:line-height="100%" fo:orphans="2" fo:widows="2" fo:hyphenation-ladder-count="no-limit"/>
      <style:text-properties style:font-name="DejaVu Sans Condensed1" fo:font-size="12pt" fo:font-weight="normal" officeooo:rsid="00582d71" officeooo:paragraph-rsid="005a25bf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3">
      <style:paragraph-properties fo:margin-top="0in" fo:margin-bottom="0in" style:contextual-spacing="false" fo:line-height="100%" fo:orphans="2" fo:widows="2" fo:hyphenation-ladder-count="no-limit"/>
      <style:text-properties style:font-name="DejaVu Sans Condensed1" fo:font-size="12pt" fo:font-weight="normal" officeooo:rsid="0059e59b" officeooo:paragraph-rsid="005a25bf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1" fo:font-size="12pt" fo:font-weight="normal" officeooo:rsid="002fba50" officeooo:paragraph-rsid="002fba5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1" fo:font-size="12pt" fo:font-weight="normal" officeooo:rsid="00562c57" officeooo:paragraph-rsid="00562c5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1" fo:font-size="12pt" fo:font-weight="normal" officeooo:rsid="005693b7" officeooo:paragraph-rsid="005693b7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1" fo:font-size="12pt" fo:font-weight="normal" officeooo:rsid="00297ff9" officeooo:paragraph-rsid="00297ff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1">
      <style:paragraph-properties fo:margin-top="0in" fo:margin-bottom="0in" style:contextual-spacing="false" fo:line-height="100%" fo:orphans="2" fo:widows="2" fo:hyphenation-ladder-count="no-limit"/>
      <style:text-properties officeooo:paragraph-rsid="001fcbf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1">
      <style:paragraph-properties fo:line-height="100%" fo:orphans="2" fo:widows="2" fo:hyphenation-ladder-count="no-limit"/>
      <style:text-properties officeooo:paragraph-rsid="001fcbf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1">
      <style:paragraph-properties fo:line-height="100%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1">
      <style:paragraph-properties fo:line-height="100%" fo:orphans="2" fo:widows="2" fo:hyphenation-ladder-count="no-limit"/>
      <style:text-properties officeooo:paragraph-rsid="00177c8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1">
      <style:paragraph-properties fo:line-height="100%" fo:orphans="2" fo:widows="2" fo:hyphenation-ladder-count="no-limit"/>
      <style:text-properties officeooo:paragraph-rsid="0012e02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1">
      <style:paragraph-properties fo:line-height="100%" fo:orphans="2" fo:widows="2" fo:hyphenation-ladder-count="no-limit"/>
      <style:text-properties officeooo:paragraph-rsid="002deb1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1">
      <style:paragraph-properties fo:line-height="100%" fo:orphans="2" fo:widows="2" fo:hyphenation-ladder-count="no-limit"/>
      <style:text-properties officeooo:paragraph-rsid="004069f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L2">
      <style:paragraph-properties fo:line-height="100%" fo:orphans="2" fo:widows="2" fo:hyphenation-ladder-count="no-limit"/>
      <style:text-properties officeooo:paragraph-rsid="004069f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5">
      <style:paragraph-properties fo:line-height="100%" fo:orphans="2" fo:widows="2" fo:hyphenation-ladder-count="no-limit"/>
      <style:text-properties officeooo:paragraph-rsid="002936a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style:paragraph-properties fo:line-height="100%" fo:text-align="start" style:justify-single-word="false"/>
      <style:text-properties officeooo:paragraph-rsid="0062b9ab"/>
    </style:style>
    <style:style style:name="P35" style:family="paragraph" style:parent-style-name="Standard" style:list-style-name="L1">
      <style:paragraph-properties fo:line-height="100%" fo:orphans="2" fo:widows="2" fo:hyphenation-ladder-count="no-limit"/>
      <style:text-properties fo:font-weight="normal" officeooo:rsid="0031169b" officeooo:paragraph-rsid="0031169b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 style:list-style-name="L1">
      <style:paragraph-properties fo:line-height="100%" fo:orphans="2" fo:widows="2" fo:hyphenation-ladder-count="no-limit"/>
      <style:text-properties style:text-line-through-style="none" style:text-line-through-type="none" officeooo:paragraph-rsid="003334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4">
      <style:text-properties officeooo:paragraph-rsid="0052124a"/>
    </style:style>
    <style:style style:name="P38" style:family="paragraph" style:parent-style-name="Standard" style:list-style-name="L5">
      <style:paragraph-properties fo:line-height="100%" fo:orphans="2" fo:widows="2" fo:hyphenation-ladder-count="no-limit"/>
      <style:text-properties officeooo:rsid="002936ad" officeooo:paragraph-rsid="002936a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Table_20_Contents" style:list-style-name="L2">
      <style:paragraph-properties fo:line-height="100%" fo:orphans="2" fo:widows="2" fo:hyphenation-ladder-count="no-limit"/>
      <style:text-properties officeooo:paragraph-rsid="0061481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2b9ab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2b9ab" style:font-weight-asian="bold" style:font-weight-complex="bold"/>
    </style:style>
    <style:style style:name="T1" style:family="text">
      <style:text-properties fo:font-weight="normal" style:letter-kerning="true" style:font-weight-asian="normal"/>
    </style:style>
    <style:style style:name="T2" style:family="text">
      <style:text-properties fo:font-weight="normal" officeooo:rsid="0010fd31" style:letter-kerning="true" style:font-weight-asian="normal"/>
    </style:style>
    <style:style style:name="T3" style:family="text">
      <style:text-properties fo:font-weight="normal" style:letter-kerning="true" style:font-weight-asian="normal" style:font-weight-complex="normal"/>
    </style:style>
    <style:style style:name="T4" style:family="text">
      <style:text-properties fo:font-weight="normal" officeooo:rsid="001f555f" style:letter-kerning="true" style:font-weight-asian="normal"/>
    </style:style>
    <style:style style:name="T5" style:family="text">
      <style:text-properties fo:font-weight="normal" officeooo:rsid="001fcbf4" style:letter-kerning="true" style:font-weight-asian="normal"/>
    </style:style>
    <style:style style:name="T6" style:family="text">
      <style:text-properties fo:font-weight="normal" officeooo:rsid="00467b65" style:letter-kerning="true" style:font-weight-asian="normal"/>
    </style:style>
    <style:style style:name="T7" style:family="text">
      <style:text-properties fo:font-weight="bold" style:letter-kerning="true" style:font-weight-asian="bold" style:font-weight-complex="bold"/>
    </style:style>
    <style:style style:name="T8" style:family="text">
      <style:text-properties fo:font-weight="bold" officeooo:rsid="001f555f" style:letter-kerning="true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555f" style:font-weight-asian="bold" style:font-weight-complex="bold"/>
    </style:style>
    <style:style style:name="T11" style:family="text">
      <style:text-properties fo:font-weight="bold" officeooo:rsid="0010dfb6" style:font-weight-asian="bold" style:font-weight-complex="bold"/>
    </style:style>
    <style:style style:name="T12" style:family="text">
      <style:text-properties fo:font-weight="bold" officeooo:rsid="001fcbf4" style:font-weight-asian="bold" style:font-weight-complex="bold"/>
    </style:style>
    <style:style style:name="T13" style:family="text">
      <style:text-properties fo:font-weight="bold" officeooo:rsid="002c728a" style:font-weight-asian="bold" style:font-weight-complex="bold"/>
    </style:style>
    <style:style style:name="T14" style:family="text">
      <style:text-properties fo:font-weight="bold" officeooo:rsid="005a25bf" style:font-weight-asian="bold" style:font-weight-complex="bold"/>
    </style:style>
    <style:style style:name="T15" style:family="text">
      <style:text-properties style:letter-kerning="true"/>
    </style:style>
    <style:style style:name="T16" style:family="text">
      <style:text-properties officeooo:rsid="00142fb3" style:letter-kerning="true"/>
    </style:style>
    <style:style style:name="T17" style:family="text">
      <style:text-properties officeooo:rsid="001f555f"/>
    </style:style>
    <style:style style:name="T18" style:family="text">
      <style:text-properties style:font-name="DejaVu Sans Condensed1" fo:font-size="12pt" fo:font-weight="bold" style:letter-kerning="true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21c376" style:letter-kerning="true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331077" style:letter-kerning="true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12e026" style:letter-kerning="true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2deb1e" style:letter-kerning="true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4069f7" style:letter-kerning="true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467b65" style:letter-kerning="true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238bdc" style:letter-kerning="true" style:font-size-asian="12pt" style:font-weight-asian="bold" style:font-size-complex="12pt"/>
    </style:style>
    <style:style style:name="T26" style:family="text">
      <style:text-properties style:font-name="DejaVu Sans Condensed1" fo:font-size="12pt" fo:font-weight="bold" officeooo:rsid="001be843" style:letter-kerning="true" style:font-size-asian="12pt" style:font-weight-asian="bold" style:font-size-complex="12pt"/>
    </style:style>
    <style:style style:name="T27" style:family="text">
      <style:text-properties style:font-name="DejaVu Sans Condensed1" fo:font-size="12pt" fo:font-weight="bold" officeooo:rsid="00177c8b" style:letter-kerning="true" style:font-size-asian="12pt" style:font-weight-asian="bold" style:font-size-complex="12pt"/>
    </style:style>
    <style:style style:name="T28" style:family="text">
      <style:text-properties style:font-name="DejaVu Sans Condensed1" fo:font-size="12pt" fo:font-weight="bold" officeooo:rsid="00254186" style:letter-kerning="true" style:font-size-asian="12pt" style:font-weight-asian="bold" style:font-size-complex="12pt"/>
    </style:style>
    <style:style style:name="T29" style:family="text">
      <style:text-properties style:font-name="DejaVu Sans Condensed1" fo:font-size="12pt" fo:font-weight="bold" officeooo:rsid="003e8824" style:letter-kerning="true" style:font-size-asian="12pt" style:font-weight-asian="bold" style:font-size-complex="12pt"/>
    </style:style>
    <style:style style:name="T30" style:family="text">
      <style:text-properties style:font-name="DejaVu Sans Condensed1" fo:font-size="12pt" fo:font-weight="bold" officeooo:rsid="0055c531" style:letter-kerning="true" style:font-size-asian="12pt" style:font-weight-asian="bold" style:font-size-complex="12pt"/>
    </style:style>
    <style:style style:name="T31" style:family="text">
      <style:text-properties style:font-name="DejaVu Sans Condensed1" fo:font-size="12pt" fo:font-weight="bold" officeooo:rsid="001ae1ae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bold" officeooo:rsid="00467b65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4f2bbc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52124a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normal" style:letter-kerning="true" style:font-size-asian="12pt" style:font-weight-asian="normal" style:font-size-complex="12pt"/>
    </style:style>
    <style:style style:name="T36" style:family="text">
      <style:text-properties style:font-name="DejaVu Sans Condensed1" fo:font-size="12pt" fo:font-weight="normal" officeooo:rsid="001fcbf4" style:letter-kerning="true" style:font-size-asian="12pt" style:font-weight-asian="normal" style:font-size-complex="12pt"/>
    </style:style>
    <style:style style:name="T37" style:family="text">
      <style:text-properties style:font-name="DejaVu Sans Condensed1" fo:font-size="12pt" fo:font-weight="normal" officeooo:rsid="0010fd31" style:letter-kerning="true" style:font-size-asian="12pt" style:font-weight-asian="normal" style:font-size-complex="12pt"/>
    </style:style>
    <style:style style:name="T38" style:family="text">
      <style:text-properties style:font-name="DejaVu Sans Condensed1" fo:font-size="12pt" fo:font-weight="normal" officeooo:rsid="00118582" style:letter-kerning="true" style:font-size-asian="12pt" style:font-weight-asian="normal" style:font-size-complex="12pt"/>
    </style:style>
    <style:style style:name="T39" style:family="text">
      <style:text-properties style:font-name="DejaVu Sans Condensed1" fo:font-size="12pt" fo:font-weight="normal" style:letter-kerning="true" style:font-size-asian="12pt" style:font-weight-asian="normal" style:font-size-complex="12pt" style:font-weight-complex="bold"/>
    </style:style>
    <style:style style:name="T40" style:family="text">
      <style:text-properties style:font-name="DejaVu Sans Condensed1" fo:font-size="12pt" fo:font-weight="normal" officeooo:rsid="001fcbf4" style:letter-kerning="true" style:font-size-asian="12pt" style:font-weight-asian="normal" style:font-size-complex="12pt" style:font-weight-complex="bold"/>
    </style:style>
    <style:style style:name="T41" style:family="text">
      <style:text-properties style:font-name="DejaVu Sans Condensed1" fo:font-size="12pt" fo:font-weight="normal" officeooo:rsid="00467b65" style:letter-kerning="true" style:font-size-asian="12pt" style:font-weight-asian="normal" style:font-size-complex="12pt" style:font-weight-complex="bold"/>
    </style:style>
    <style:style style:name="T42" style:family="text">
      <style:text-properties style:font-name="DejaVu Sans Condensed1" fo:font-size="12pt" fo:font-weight="normal" officeooo:rsid="00142fb3" style:letter-kerning="true" style:font-size-asian="12pt" style:font-weight-asian="normal" style:font-size-complex="12pt"/>
    </style:style>
    <style:style style:name="T43" style:family="text">
      <style:text-properties style:font-name="DejaVu Sans Condensed1" fo:font-size="12pt" fo:font-weight="normal" officeooo:rsid="002936ad" style:letter-kerning="true" style:font-size-asian="12pt" style:font-weight-asian="normal" style:font-size-complex="12pt"/>
    </style:style>
    <style:style style:name="T44" style:family="text">
      <style:text-properties style:font-name="DejaVu Sans Condensed1" fo:font-size="12pt" fo:font-weight="normal" officeooo:rsid="00297ff9" style:letter-kerning="true" style:font-size-asian="12pt" style:font-weight-asian="normal" style:font-size-complex="12pt"/>
    </style:style>
    <style:style style:name="T45" style:family="text">
      <style:text-properties style:font-name="DejaVu Sans Condensed1" fo:font-size="12pt" fo:font-weight="normal" officeooo:rsid="002c73af" style:letter-kerning="true" style:font-size-asian="12pt" style:font-weight-asian="normal" style:font-size-complex="12pt"/>
    </style:style>
    <style:style style:name="T46" style:family="text">
      <style:text-properties style:font-name="DejaVu Sans Condensed1" fo:font-size="12pt" fo:font-weight="normal" officeooo:rsid="00177c8b" style:letter-kerning="true" style:font-size-asian="12pt" style:font-weight-asian="normal" style:font-size-complex="12pt"/>
    </style:style>
    <style:style style:name="T47" style:family="text">
      <style:text-properties style:font-name="DejaVu Sans Condensed1" fo:font-size="12pt" fo:font-weight="normal" officeooo:rsid="00331077" style:letter-kerning="true" style:font-size-asian="12pt" style:font-weight-asian="normal" style:font-size-complex="12pt"/>
    </style:style>
    <style:style style:name="T48" style:family="text">
      <style:text-properties style:font-name="DejaVu Sans Condensed1" fo:font-size="12pt" fo:font-weight="normal" officeooo:rsid="0033342e" style:letter-kerning="true" style:font-size-asian="12pt" style:font-weight-asian="normal" style:font-size-complex="12pt"/>
    </style:style>
    <style:style style:name="T49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/>
    </style:style>
    <style:style style:name="T50" style:family="text">
      <style:text-properties style:font-name="DejaVu Sans Condensed1" fo:font-size="12pt" fo:font-weight="normal" officeooo:rsid="003a95d9" style:letter-kerning="true" style:font-size-asian="12pt" style:font-weight-asian="normal" style:font-size-complex="12pt" style:font-weight-complex="normal"/>
    </style:style>
    <style:style style:name="T51" style:family="text">
      <style:text-properties style:font-name="DejaVu Sans Condensed1" fo:font-size="12pt" fo:font-weight="normal" officeooo:rsid="0012e026" style:letter-kerning="true" style:font-size-asian="12pt" style:font-weight-asian="normal" style:font-size-complex="12pt" style:font-weight-complex="normal"/>
    </style:style>
    <style:style style:name="T52" style:family="text">
      <style:text-properties style:font-name="DejaVu Sans Condensed1" fo:font-size="12pt" fo:font-weight="normal" officeooo:rsid="004069f7" style:letter-kerning="true" style:font-size-asian="12pt" style:font-weight-asian="normal" style:font-size-complex="12pt" style:font-weight-complex="normal"/>
    </style:style>
    <style:style style:name="T53" style:family="text">
      <style:text-properties style:font-name="DejaVu Sans Condensed1" fo:font-size="12pt" fo:font-weight="normal" officeooo:rsid="002deb1e" style:letter-kerning="true" style:font-size-asian="12pt" style:font-weight-asian="normal" style:font-size-complex="12pt" style:font-weight-complex="normal"/>
    </style:style>
    <style:style style:name="T54" style:family="text">
      <style:text-properties style:font-name="DejaVu Sans Condensed1" fo:font-size="12pt" fo:font-weight="normal" officeooo:rsid="002fba50" style:letter-kerning="true" style:font-size-asian="12pt" style:font-weight-asian="normal" style:font-size-complex="12pt" style:font-weight-complex="normal"/>
    </style:style>
    <style:style style:name="T55" style:family="text">
      <style:text-properties style:font-name="DejaVu Sans Condensed1" fo:font-size="12pt" fo:font-weight="normal" officeooo:rsid="0036fbf4" style:letter-kerning="true" style:font-size-asian="12pt" style:font-weight-asian="normal" style:font-size-complex="12pt" style:font-weight-complex="normal"/>
    </style:style>
    <style:style style:name="T56" style:family="text">
      <style:text-properties style:font-name="DejaVu Sans Condensed1" fo:font-size="12pt" fo:font-weight="normal" officeooo:rsid="00467b65" style:letter-kerning="true" style:font-size-asian="12pt" style:font-weight-asian="normal" style:font-size-complex="12pt" style:font-weight-complex="normal"/>
    </style:style>
    <style:style style:name="T57" style:family="text">
      <style:text-properties style:font-name="DejaVu Sans Condensed1" fo:font-size="12pt" fo:font-weight="normal" officeooo:rsid="002c728a" style:letter-kerning="true" style:font-size-asian="12pt" style:font-weight-asian="normal" style:font-size-complex="12pt" style:font-weight-complex="normal"/>
    </style:style>
    <style:style style:name="T58" style:family="text">
      <style:text-properties style:font-name="DejaVu Sans Condensed1" fo:font-size="12pt" fo:font-weight="normal" officeooo:rsid="0037d06f" style:letter-kerning="true" style:font-size-asian="12pt" style:font-weight-asian="normal" style:font-size-complex="12pt" style:font-weight-complex="normal"/>
    </style:style>
    <style:style style:name="T59" style:family="text">
      <style:text-properties style:font-name="DejaVu Sans Condensed1" fo:font-size="12pt" fo:font-weight="normal" officeooo:rsid="0012e026" style:letter-kerning="true" style:font-size-asian="12pt" style:font-weight-asian="normal" style:font-size-complex="12pt"/>
    </style:style>
    <style:style style:name="T60" style:family="text">
      <style:text-properties style:font-name="DejaVu Sans Condensed1" fo:font-size="12pt" fo:font-weight="normal" officeooo:rsid="00450963" style:letter-kerning="true" style:font-size-asian="12pt" style:font-weight-asian="normal" style:font-size-complex="12pt"/>
    </style:style>
    <style:style style:name="T61" style:family="text">
      <style:text-properties style:font-name="DejaVu Sans Condensed1" fo:font-size="12pt" fo:font-weight="normal" officeooo:rsid="00467b65" style:letter-kerning="true" style:font-size-asian="12pt" style:font-weight-asian="normal" style:font-size-complex="12pt"/>
    </style:style>
    <style:style style:name="T62" style:family="text">
      <style:text-properties style:font-name="DejaVu Sans Condensed1" fo:font-size="12pt" fo:font-weight="normal" officeooo:rsid="005a25bf" style:letter-kerning="true" style:font-size-asian="12pt" style:font-weight-asian="normal" style:font-size-complex="12pt"/>
    </style:style>
    <style:style style:name="T63" style:family="text">
      <style:text-properties style:font-name="DejaVu Sans Condensed1" fo:font-size="12pt" fo:font-weight="normal" officeooo:rsid="004f2bbc" style:font-size-asian="12pt" style:font-weight-asian="normal" style:font-size-complex="12pt" style:font-weight-complex="normal"/>
    </style:style>
    <style:style style:name="T64" style:family="text">
      <style:text-properties style:font-name="DejaVu Sans Condensed1" fo:font-size="12pt" fo:font-weight="normal" officeooo:rsid="0052124a" style:font-size-asian="12pt" style:font-weight-asian="normal" style:font-size-complex="12pt" style:font-weight-complex="normal"/>
    </style:style>
    <style:style style:name="T65" style:family="text">
      <style:text-properties style:font-name="DejaVu Sans Condensed1" fo:font-size="12pt" fo:font-weight="normal" officeooo:rsid="005e7d5d" style:font-size-asian="12pt" style:font-weight-asian="normal" style:font-size-complex="12pt" style:font-weight-complex="normal"/>
    </style:style>
    <style:style style:name="T66" style:family="text">
      <style:text-properties style:font-name="DejaVu Sans Condensed1" fo:font-size="12pt" style:letter-kerning="true" style:font-size-asian="12pt" style:font-size-complex="12pt"/>
    </style:style>
    <style:style style:name="T67" style:family="text">
      <style:text-properties style:font-name="DejaVu Sans Condensed1" fo:font-size="12pt" officeooo:rsid="00331077" style:letter-kerning="true" style:font-size-asian="12pt" style:font-size-complex="12pt"/>
    </style:style>
    <style:style style:name="T68" style:family="text">
      <style:text-properties style:font-name="DejaVu Sans Condensed1" fo:font-size="12pt" officeooo:rsid="001ae1ae" style:font-size-asian="12pt" style:font-size-complex="12pt"/>
    </style:style>
    <style:style style:name="T69" style:family="text">
      <style:text-properties style:font-name="DejaVu Sans Condensed1" fo:font-size="12pt" officeooo:rsid="00467b65" style:font-size-asian="12pt" style:font-size-complex="12pt"/>
    </style:style>
    <style:style style:name="T70" style:family="text">
      <style:text-properties officeooo:rsid="0010dfb6"/>
    </style:style>
    <style:style style:name="T71" style:family="text">
      <style:text-properties officeooo:rsid="001fcbf4"/>
    </style:style>
    <style:style style:name="T72" style:family="text">
      <style:text-properties officeooo:rsid="0010dfb6" style:font-weight-complex="normal"/>
    </style:style>
    <style:style style:name="T73" style:family="text">
      <style:text-properties style:text-line-through-style="none" style:text-line-through-type="none" officeooo:rsid="0026aa8c"/>
    </style:style>
    <style:style style:name="T74" style:family="text">
      <style:text-properties style:text-line-through-style="none" style:text-line-through-type="none" style:font-name="DejaVu Sans Condensed" fo:font-weight="bold" officeooo:rsid="0026aa8c" style:font-name-asian="DejaVu Sans Condensed" style:font-weight-asian="bold" style:font-name-complex="DejaVu Sans Condensed" style:font-weight-complex="bold"/>
    </style:style>
    <style:style style:name="T75" style:family="text">
      <style:text-properties style:text-line-through-style="none" style:text-line-through-type="none" style:font-name-asian="NSimSun" style:font-name-complex="Arial1"/>
    </style:style>
    <style:style style:name="T76" style:family="text">
      <style:text-properties style:text-line-through-style="none" style:text-line-through-type="none" officeooo:rsid="0026aa8c" style:font-name-asian="NSimSun" style:font-name-complex="Arial1"/>
    </style:style>
    <style:style style:name="T77" style:family="text">
      <style:text-properties style:text-line-through-style="none" style:text-line-through-type="none" officeooo:rsid="00536056" style:font-name-asian="NSimSun" style:font-name-complex="Arial1"/>
    </style:style>
    <style:style style:name="T78" style:family="text">
      <style:text-properties officeooo:rsid="00426b18"/>
    </style:style>
    <style:style style:name="T79" style:family="text">
      <style:text-properties officeooo:rsid="00467b65"/>
    </style:style>
    <style:style style:name="T80" style:family="text">
      <style:text-properties officeooo:rsid="0044707e"/>
    </style:style>
    <style:style style:name="T81" style:family="text">
      <style:text-properties officeooo:rsid="004a8964"/>
    </style:style>
    <style:style style:name="T82" style:family="text">
      <style:text-properties officeooo:rsid="004c0fdb"/>
    </style:style>
    <style:style style:name="T83" style:family="text">
      <style:text-properties officeooo:rsid="004d4d25"/>
    </style:style>
    <style:style style:name="T84" style:family="text">
      <style:text-properties officeooo:rsid="004f2bbc"/>
    </style:style>
    <style:style style:name="T85" style:family="text">
      <style:text-properties officeooo:rsid="0059e59b"/>
    </style:style>
    <style:style style:name="T86" style:family="text">
      <style:text-properties officeooo:rsid="005a25bf"/>
    </style:style>
    <style:style style:name="T87" style:family="text">
      <style:text-properties officeooo:rsid="005bc4b0"/>
    </style:style>
    <style:style style:name="T88" style:family="text">
      <style:text-properties officeooo:rsid="005fb25d"/>
    </style:style>
    <style:style style:name="T89" style:family="text">
      <style:text-properties style:text-line-through-style="solid" style:text-line-through-type="single" officeooo:rsid="005fb25d"/>
    </style:style>
    <style:style style:name="T90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0">1<text:span text:style-name="T90">xx</text:span> - Controls</text:p>
          </table:table-cell>
          <table:table-cell table:style-name="Table1.B1" office:value-type="string">
            <text:p text:style-name="P41">2xx - Ground</text:p>
          </table:table-cell>
          <table:table-cell table:style-name="Table1.A1" office:value-type="string">
            <text:p text:style-name="P41">3xx - Flight</text:p>
          </table:table-cell>
          <table:table-cell table:style-name="Table1.D1" office:value-type="string">
            <text:p text:style-name="P41">4xx - A2A</text:p>
          </table:table-cell>
          <table:table-cell table:style-name="Table1.D1" office:value-type="string">
            <text:p text:style-name="P41">5xx - A2G</text:p>
          </table:table-cell>
          <table:table-cell table:style-name="Table1.F1" office:value-type="string">
            <text:p text:style-name="P41">6xx - Misc</text:p>
          </table:table-cell>
        </table:table-row>
      </table:table>
      <text:p text:style-name="P34"><text:span text:style-name="T30">202</text:span><text:span text:style-name="T26"> - </text:span><text:span text:style-name="T30">Ground</text:span><text:span text:style-name="T28"> - </text:span><text:span text:style-name="T25">Preflight</text:span><text:span text:style-name="T27">, </text:span><text:span text:style-name="T29">Limits</text:span></text:p>
      <text:p text:style-name="P1"/>
      <text:p text:style-name="P2"><text:span text:style-name="T80">Preflight</text:span><text:span text:style-name="T88"> -- </text:span><text:span text:style-name="T89">Strikeout</text:span><text:span text:style-name="T88"> indicates step not needed after Havoc's Quick Autostart script</text:span></text:p>
      <text:list xml:id="list165818933" text:style-name="L1">
        <text:list-item>
          <text:p text:style-name="P6"><text:span text:style-name="T9">Backup ADI power switch</text:span> ... <text:span text:style-name="T9">ON</text:span> (middle position) (right console middle, far outboard)</text:p>
        </text:list-item>
        <text:list-item>
          <text:p text:style-name="P7">Set up navigation:</text:p>
          <text:list>
            <text:list-item>
              <text:p text:style-name="P25"><text:span text:style-name="T36">Set up waypoint markers on map,</text:span><text:span text:style-name="T37"> </text:span><text:span text:style-name="T36">s</text:span><text:span text:style-name="T38">ee </text:span><text:span text:style-name="T61">other </text:span><text:span text:style-name="T45">page</text:span><text:span text:style-name="T38"> for marker types.</text:span></text:p>
            </text:list-item>
            <text:list-item>
              <text:p text:style-name="P9"><text:span text:style-name="T5">Open kneeboard and go to page showing </text:span><text:span text:style-name="T2">data cartridge source. <text:s/></text:span><text:span text:style-name="T7">LCtrl-LAlt-C</text:span><text:span text:style-name="T1"> to increment source, </text:span><text:span text:style-name="T7">LCtrl-LShift-C</text:span><text:span text:style-name="T1"> to decrement.</text:span></text:p>
            </text:list-item>
            <text:list-item>
              <text:p text:style-name="P11">Insert <text:span text:style-name="T82">(or re</text:span><text:span text:style-name="T83">move and re</text:span><text:span text:style-name="T82">-insert) </text:span>data cartridge (behind left elbow).</text:p>
            </text:list-item>
            <text:list-item>
              <text:p text:style-name="P26"><text:span text:style-name="T49">Data</text:span><text:span text:style-name="T36"> selector </text:span><text:span text:style-name="T49">knob </text:span><text:span text:style-name="T36">... </text:span><text:span text:style-name="T18">REF LOLA, IN</text:span><text:span text:style-name="T56">, e</text:span><text:span text:style-name="T35">nter </text:span><text:span text:style-name="T18">9099</text:span><text:span text:style-name="T35">, press </text:span><text:span text:style-name="T18">LS/</text:span><text:span text:style-name="T19">SKU</text:span><text:span text:style-name="T39">, </text:span><text:span text:style-name="T40">wait for display to show zero</text:span><text:span text:style-name="T41">s</text:span></text:p>
            </text:list-item>
            <text:list-item>
              <text:p text:style-name="P27"><text:span text:style-name="T49">Data</text:span><text:span text:style-name="T36"> selector </text:span><text:span text:style-name="T49">knob </text:span><text:span text:style-name="T36">...</text:span><text:span text:style-name="T35"> </text:span><text:span text:style-name="T18">AKT POS, OUT</text:span></text:p>
            </text:list-item>
            <text:list-item>
              <text:p text:style-name="P28"><text:span text:style-name="T46">Do a sanity check on the waypoints. Make sure you have a target (Mn) waypoint. <text:s/>If not, </text:span><text:span text:style-name="T61">use </text:span><text:span text:style-name="T24">TAKT, IN</text:span><text:span text:style-name="T61">, </text:span><text:span text:style-name="T24">9</text:span><text:span text:style-name="T61">, </text:span><text:span text:style-name="T24">&lt;waypoint button&gt;</text:span><text:span text:style-name="T61"> to change Bn into Mn, or </text:span><text:span text:style-name="T24">0</text:span><text:span text:style-name="T61">, </text:span><text:span text:style-name="T24">&lt;waypoint button&gt;</text:span><text:span text:style-name="T61"> for Mn into Bn</text:span><text:span text:style-name="T46">.</text:span></text:p>
            </text:list-item>
          </text:list>
        </text:list-item>
        <text:list-item>
          <text:p text:style-name="P8">Set up weapons:</text:p>
          <text:list>
            <text:list-item>
              <text:p text:style-name="P12"><text:span text:style-name="T12">Altimeter QFE</text:span><text:span text:style-name="T71"> ... </text:span><text:span text:style-name="T12">As needed</text:span><text:span text:style-name="T71"> to match </text:span>value shown in kneeboard for target waypoint</text:p>
            </text:list-item>
            <text:list-item>
              <text:p text:style-name="P10"><text:span text:style-name="T7">Weapon Selector</text:span><text:span text:style-name="T3"> dial</text:span><text:span text:style-name="T1"> ... </text:span><text:span text:style-name="T8">As needed</text:span><text:span text:style-name="T4"> </text:span><text:span text:style-name="T5">(see A/G weapons pages)</text:span><text:span text:style-name="T6"> (right wall)</text:span></text:p>
            </text:list-item>
            <text:list-item>
              <text:p text:style-name="P13"><text:span text:style-name="T11">Interval</text:span><text:span text:style-name="T72"> dial</text:span><text:span text:style-name="T70"> ... </text:span><text:span text:style-name="T10">A</text:span><text:span text:style-name="T11">s needed</text:span><text:span text:style-name="T17"> </text:span><text:span text:style-name="T71">(see A/G weapons pages)</text:span><text:span text:style-name="T79"> (right wall)</text:span></text:p>
            </text:list-item>
          </text:list>
        </text:list-item>
        <text:list-item>
          <text:p text:style-name="P35"><text:span text:style-name="T18">HUD glass position</text:span><text:span text:style-name="T66"> ... </text:span><text:span text:style-name="T18">As </text:span><text:span text:style-name="T20">needed</text:span><text:span text:style-name="T67"> (</text:span><text:span text:style-name="T20">T4 switch</text:span><text:span text:style-name="T67">)</text:span></text:p>
        </text:list-item>
        <text:list-item>
          <text:p text:style-name="P36"><text:span text:style-name="T18">SLAV SI</text:span><text:span text:style-name="T35"> switch ... </text:span><text:span text:style-name="T18">F</text:span><text:span text:style-name="T35"> (turns off HUD declutter at low altitude)</text:span><text:span text:style-name="T48"> (</text:span><text:span text:style-name="T47">right instrument panel top</text:span><text:span text:style-name="T48">)</text:span></text:p>
        </text:list-item>
        <text:list-item>
          <text:p text:style-name="P29"><text:span text:style-name="T21">Master Mode</text:span><text:span text:style-name="T51"> </text:span><text:span text:style-name="T50">knob</text:span><text:span text:style-name="T51"> ...</text:span><text:span text:style-name="T59"> </text:span><text:span text:style-name="T21">NAV</text:span></text:p>
        </text:list-item>
        <text:list-item>
          <text:p text:style-name="P30"><text:span text:style-name="T22">Radios</text:span><text:span text:style-name="T53"> ... </text:span><text:span text:style-name="T22">As needed</text:span><text:span text:style-name="T52"> (left console forward)</text:span><text:span text:style-name="T55">, see other page for </text:span><text:span text:style-name="T52">more info, or use </text:span><text:span text:style-name="T23">manual tuning</text:span><text:span text:style-name="T52">:</text:span></text:p>
          <text:list>
            <text:list-item>
              <text:p text:style-name="P14">Press <text:span text:style-name="T73">"</text:span><text:span text:style-name="T74">‒</text:span><text:span text:style-name="T76">"</text:span><text:span text:style-name="T75"> button, set frequency with dials on </text:span><text:span text:style-name="T77">bottom </text:span><text:span text:style-name="T75">left instrument panel.</text:span></text:p>
            </text:list-item>
          </text:list>
        </text:list-item>
        <text:list-item>
          <text:p text:style-name="P31"><text:span text:style-name="T22">Countermeasures</text:span><text:span text:style-name="T53"> ... </text:span><text:span text:style-name="T22">As needed</text:span><text:span text:style-name="T54">, see other page for </text:span><text:span text:style-name="T52">more info, must have 1 or 2 CM pods for chaff/flares and/or 1 ECM pod for jamming, </text:span><text:span text:style-name="T23">recommended settings</text:span><text:span text:style-name="T52">:</text:span></text:p>
          <text:list>
            <text:list-item>
              <text:p text:style-name="P31"><text:span text:style-name="T23">CM Mode</text:span><text:span text:style-name="T52"> knob ... </text:span><text:span text:style-name="T23">1</text:span><text:span text:style-name="T52"> for rapid release</text:span><text:span text:style-name="T56"> (0.85 sec), 2 for medium (2.0 sec), 3 for slow (4.5 sec)</text:span></text:p>
            </text:list-item>
            <text:list-item>
              <text:p text:style-name="P14"><text:span text:style-name="T9">CM Type</text:span> knob ... <text:span text:style-name="T9">RF</text:span> (allows both chaff and flares)</text:p>
            </text:list-item>
            <text:list-item>
              <text:p text:style-name="P31"><text:span text:style-name="T23">CM Streak</text:span><text:span text:style-name="T52"> knob ... </text:span><text:span text:style-name="T23">0</text:span><text:span text:style-name="T52"> (dispense from pods at the same time)</text:span></text:p>
            </text:list-item>
            <text:list-item>
              <text:p text:style-name="P14">For <text:span text:style-name="T9">U22</text:span> ECM pod:</text:p>
              <text:list>
                <text:list-item>
                  <text:p text:style-name="P15"><text:span text:style-name="T9">Jammer Mode</text:span> knob ... <text:span text:style-name="T9">B</text:span> for warmup (3 mins<text:span text:style-name="T79">, </text:span><text:span text:style-name="T13">KB-H/KA SL</text:span><text:span text:style-name="T79"> lit</text:span>), then <text:span text:style-name="T9">A</text:span> for jamming</text:p>
                </text:list-item>
                <text:list-item>
                  <text:p text:style-name="P14"><text:span text:style-name="T9">Jammer Band</text:span> knob ... doesn't matter</text:p>
                </text:list-item>
              </text:list>
            </text:list-item>
            <text:list-item>
              <text:p text:style-name="P14">For <text:span text:style-name="T9">U22/A</text:span> ECM+ELINT pod:</text:p>
              <text:list>
                <text:list-item>
                  <text:p text:style-name="P15"><text:span text:style-name="T9">Jammer Mode</text:span> knob ... <text:span text:style-name="T9">A</text:span> for warmup (3 mins<text:span text:style-name="T79">, </text:span><text:span text:style-name="T13">KB-H/KA SL</text:span><text:span text:style-name="T79"> lit</text:span>), then <text:span text:style-name="T9">A</text:span> for ELINT or <text:span text:style-name="T9">B</text:span> for <text:span text:style-name="T79">ECM</text:span></text:p>
                </text:list-item>
                <text:list-item>
                  <text:p text:style-name="P14"><text:span text:style-name="T9">Jammer Band</text:span> knob ... <text:span text:style-name="T9">K</text:span> for sensitivity auto cycle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p text:style-name="P16">Press <text:span text:style-name="T9">Countermeasures Quick Release button</text:span> on throttle (<text:span text:style-name="T9">Top Hat forward or back</text:span>) to <text:span text:style-name="T9">toggle</text:span> continuous dispensing of <text:span text:style-name="T9">chaff and flares</text:span>, 1x of each every 2.0 seconds.</text:p>
            </text:list-item>
            <text:list-item>
              <text:p text:style-name="P32"><text:span text:style-name="T52">Or set </text:span><text:span text:style-name="T23">Countermeasures Dispensing switch</text:span><text:span text:style-name="T52"> (left canopy rail) to KONT (</text:span><text:span text:style-name="T23">Top Hat press</text:span><text:span text:style-name="T52"> to toggle through positions) to </text:span><text:span text:style-name="T23">toggle</text:span><text:span text:style-name="T52"> continuous dispensing of </text:span><text:span text:style-name="T23">chaff only</text:span><text:span text:style-name="T56"> according to </text:span><text:span text:style-name="T24">CM Mode</text:span><text:span text:style-name="T56"> knob.</text:span></text:p>
            </text:list-item>
            <text:list-item>
              <text:p text:style-name="P39"><text:span text:style-name="T57">Pods have 72 flares and 212 chaff each. <text:s/></text:span><text:span text:style-name="T58">Changing these quantities breaks the dispense interval settings (openbeta 2.7.11.21408.1 patch notes).</text:span></text:p>
            </text:list-item>
          </text:list>
        </text:list-item>
      </text:list>
      <text:list xml:id="list140138531879768" text:continue-list="list165818933" text:style-name="L1">
        <text:list-item>
          <text:p text:style-name="P17"><text:span text:style-name="T9">Lights</text:span> ... <text:span text:style-name="T9">As desired</text:span><text:span text:style-name="T14">:</text:span></text:p>
        </text:list-item>
      </text:list>
      <text:list text:style-name="L3">
        <text:list-item>
          <text:list>
            <text:list-item>
              <text:p text:style-name="P19">Instrument<text:span text:style-name="T85">, warning panel, cockpit flood lights</text:span><text:span text:style-name="T87">, and radar screen</text:span><text:span text:style-name="T85"> ... left console rear </text:span><text:span text:style-name="T87">inboard </text:span><text:span text:style-name="T85">knobs</text:span></text:p>
            </text:list-item>
            <text:list-item>
              <text:p text:style-name="P20">Anticollision, navigation, formation, and position lights ... right console rear<text:span text:style-name="T87"> inboard</text:span> switches</text:p>
            </text:list-item>
            <text:list-item>
              <text:p text:style-name="P18"><text:span text:style-name="T81">HUD brightness </text:span><text:span text:style-name="T86">... knob to left of HUD/gunsight base</text:span></text:p>
            </text:list-item>
            <text:list-item>
              <text:p text:style-name="P18"><text:span text:style-name="T86">T</text:span><text:span text:style-name="T84">axi/landing lights </text:span><text:span text:style-name="T86">... </text:span><text:span text:style-name="T84">hidden under left forward canopy rail next to thrust reverser</text:span></text:p>
            </text:list-item>
          </text:list>
        </text:list-item>
      </text:list>
      <text:list xml:id="list140138935714342" text:continue-list="list140138531879768" text:style-name="L1">
        <text:list-item>
          <text:p text:style-name="P5"><text:span text:style-name="T31">RWR volume</text:span><text:span text:style-name="T68"> </text:span><text:span text:style-name="T69">... </text:span><text:span text:style-name="T32">As desired</text:span><text:span text:style-name="T63"> (</text:span><text:span text:style-name="T33">shift-E1 rotate</text:span><text:span text:style-name="T65">, or LJUDSTYRKA knob on left wall panel</text:span><text:span text:style-name="T63">)</text:span></text:p>
        </text:list-item>
      </text:list>
      <text:list text:style-name="L4">
        <text:list-item>
          <text:p text:style-name="P37"><text:span text:style-name="T33">M</text:span><text:span text:style-name="T34">ixed A/G armament is generally not allowed.</text:span><text:span text:style-name="T64"> <text:s/>Only exceptions are gun pods + RB 75 Mavericks or gun pods + RB 05A missile. <text:s/>Sidewinders can be carried with any A/G stores though.</text:span></text:p>
        </text:list-item>
      </text:list>
      <text:p text:style-name="P4"/>
      <text:p text:style-name="P3"><text:span text:style-name="T16">P</text:span><text:span text:style-name="T15">erformance limits:</text:span></text:p>
      <text:list text:style-name="L5">
        <text:list-item>
          <text:p text:style-name="P33"><text:span text:style-name="T42">F</text:span><text:span text:style-name="T43">uel: 9</text:span><text:span text:style-name="T62">,</text:span><text:span text:style-name="T43">868 lbs </text:span><text:span text:style-name="T44">internal</text:span><text:span text:style-name="T60"> (103% on gauge)</text:span></text:p>
          <text:list>
            <text:list-item>
              <text:p text:style-name="P24">with drop tank (2<text:span text:style-name="T86">,</text:span>233 lbs) = 12<text:span text:style-name="T86">,</text:span>101 lbs<text:span text:style-name="T78"> (125% on gauge)</text:span></text:p>
            </text:list-item>
          </text:list>
        </text:list-item>
        <text:list-item>
          <text:p text:style-name="P38"><text:span text:style-name="T35">Landing gear: </text:span><text:span text:style-name="T18">600 kph</text:span></text:p>
        </text:list-item>
        <text:list-item>
          <text:p text:style-name="P21">Best fuel economy:<text:span text:style-name="T79"> </text:span>0.55 Mach<text:span text:style-name="T79"> at 0 m, +0.11 Mach per 3</text:span><text:span text:style-name="T86">,</text:span><text:span text:style-name="T79">000 m/10</text:span><text:span text:style-name="T86">,</text:span><text:span text:style-name="T79">000 ft</text:span></text:p>
        </text:list-item>
        <text:list-item>
          <text:p text:style-name="P22">Max AB altitude: approx 14,500 m</text:p>
        </text:list-item>
        <text:list-item>
          <text:p text:style-name="P23">Airbrakes max speed: Mach 0.9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text-line-through-style="none" style:text-line-through-type="none" style:font-name="DejaVu Sans Condensed1" fo:font-family="'DejaVu Sans Condensed'" style:font-family-generic="swiss" style:font-pitch="variable" fo:font-size="12pt" fo:font-weight="normal" style:font-size-asian="10.5pt" style:font-weight-asian="normal" style:font-size-complex="12pt" style:font-weight-complex="normal"/>
    </style:style>
    <style:style style:name="ListLabel_20_1" style:display-name="ListLabel 1" style:family="text">
      <style:text-properties style:font-name="Verdana" fo:font-family="Verdana" style:font-family-generic="roman" style:font-pitch="variable" fo:font-size="14pt" fo:font-weight="normal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2756in" fo:text-indent="-0.273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1:37.068000000</dc:date>
    <meta:editing-duration>P1DT2H42M26S</meta:editing-duration>
    <meta:editing-cycles>74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2" meta:word-count="643" meta:character-count="3507" meta:non-whitespace-character-count="2954"/>
  </office:meta>
</office:document-meta>
</file>